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float" office:value="852.82">
            <text:p>852,82</text:p>
          </table:table-cell>
        </table:table-row>
        <table:table-row table:style-name="ro1">
          <table:table-cell/>
          <table:table-cell office:value-type="float" office:value="436.36">
            <text:p>436,36</text:p>
          </table:table-cell>
        </table:table-row>
        <table:table-row table:style-name="ro1">
          <table:table-cell/>
          <table:table-cell office:value-type="float" office:value="300.08">
            <text:p>300,08</text:p>
          </table:table-cell>
        </table:table-row>
        <table:table-row table:style-name="ro1">
          <table:table-cell/>
          <table:table-cell office:value-type="float" office:value="230.85">
            <text:p>230,85</text:p>
          </table:table-cell>
        </table:table-row>
        <table:table-row table:style-name="ro1">
          <table:table-cell/>
          <table:table-cell office:value-type="float" office:value="189.71">
            <text:p>189,71</text:p>
          </table:table-cell>
        </table:table-row>
        <table:table-row table:style-name="ro1">
          <table:table-cell/>
          <table:table-cell office:value-type="float" office:value="162.36">
            <text:p>162,36</text:p>
          </table:table-cell>
        </table:table-row>
        <table:table-row table:style-name="ro1">
          <table:table-cell/>
          <table:table-cell office:value-type="float" office:value="142.87">
            <text:p>142,87</text:p>
          </table:table-cell>
        </table:table-row>
        <table:table-row table:style-name="ro1">
          <table:table-cell/>
          <table:table-cell office:value-type="float" office:value="128.17">
            <text:p>128,17</text:p>
          </table:table-cell>
        </table:table-row>
        <table:table-row table:style-name="ro1">
          <table:table-cell/>
          <table:table-cell office:value-type="float" office:value="116.78">
            <text:p>116,78</text:p>
          </table:table-cell>
        </table:table-row>
        <table:table-row table:style-name="ro1">
          <table:table-cell/>
          <table:table-cell office:value-type="float" office:value="107.49">
            <text:p>107,49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Foglio1.J37" table:end-x="2.148cm" table:end-y="0.319cm" draw:z-index="0" draw:style-name="gr1" svg:width="20.13cm" svg:height="10.499cm" svg:x="0.083cm" svg:y="0.026cm">
              <draw:object draw:notify-on-update-of-ranges="Foglio1.B1:Foglio1.B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6552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9">09/03/2010</text:date>, <text:time>17.53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9T17:39:31</meta:creation-date>
    <dc:date>2010-03-09T17:53:26</dc:date>
    <meta:editing-duration>PT00H14M00S</meta:editing-duration>
    <meta:editing-cycles>1</meta:editing-cycles>
    <meta:document-statistic meta:table-count="3" meta:cell-count="10" meta:object-count="1"/>
    <meta:generator>OpenOffice.org/3.1$Linu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chart-properties chart:symbol-type="named-symbol" chart:symbol-name="square" chart:symbol-width="0.25cm" chart:symbol-height="0.25cm" chart:data-label-number="value" chart:data-label-text="false" chart:data-label-symbol="false" chart:label-position="bottom"/>
      <style:graphic-properties draw:stroke="solid" svg:stroke-width="0.088cm" svg:stroke-color="#004586" draw:fill-color="#004586" dr3d:edge-rounding="0%"/>
      <style:text-properties fo:color="#000000" fo:font-size="7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131cm" svg:height="10.5cm" chart:class="chart:line" chart:style-name="ch1">
        <chart:title svg:x="7.842cm" svg:y="0.211cm" chart:style-name="ch2">
          <text:p>Esecuzione Distribuita</text:p>
        </chart:title>
        <chart:subtitle svg:x="6.731cm" svg:y="0.924cm" chart:style-name="ch3">
          <text:p>Matrice: 10.000x10.000, Iterazioni: 100</text:p>
        </chart:subtitle>
        <chart:plot-area chart:style-name="ch4" table:cell-range-address="Foglio1.B1:Foglio1.B10" svg:x="0.603cm" svg:y="1.585cm" svg:width="19.126cm" svg:height="8.696cm">
          <chart:axis chart:dimension="x" chart:name="primary-x" chart:style-name="ch5">
            <chart:title svg:x="9.751cm" svg:y="9.919cm" chart:style-name="ch6">
              <text:p># workers</text:p>
            </chart:title>
            <chart:grid chart:style-name="ch7" chart:class="major"/>
          </chart:axis>
          <chart:axis chart:dimension="y" chart:name="primary-y" chart:style-name="ch8">
            <chart:title svg:x="0.403cm" svg:y="6.124cm" chart:style-name="ch9">
              <text:p>t (sec.)</text:p>
            </chart:title>
            <chart:grid chart:style-name="ch7" chart:class="major"/>
          </chart:axis>
          <chart:series chart:style-name="ch10" chart:values-cell-range-address="Foglio1.B1:Foglio1.B1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2.82">
                <text:p text:id="Foglio1.B1:Foglio1.B10">852.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.36">
                <text:p>436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.08">
                <text:p>30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.85">
                <text:p>23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.71">
                <text:p>189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.36">
                <text:p>162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.87">
                <text:p>142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.17">
                <text:p>128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.78">
                <text:p>116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.49">
                <text:p>107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